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ans-serif" svg:font-family="sans-serif"/>
    <style:font-face style:name="serif" svg:font-family="serif"/>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paragraph-rsid="0006a1f0"/>
    </style:style>
    <style:style style:name="P2" style:family="paragraph" style:parent-style-name="Standard">
      <style:text-properties officeooo:paragraph-rsid="0008e67e"/>
    </style:style>
    <style:style style:name="P3" style:family="paragraph" style:parent-style-name="Standard">
      <style:text-properties officeooo:paragraph-rsid="00098a51"/>
    </style:style>
    <style:style style:name="P4" style:family="paragraph" style:parent-style-name="Standard">
      <style:text-properties officeooo:paragraph-rsid="0006a1f0"/>
    </style:style>
    <style:style style:name="P5" style:family="paragraph" style:parent-style-name="Standard">
      <style:text-properties officeooo:paragraph-rsid="000cb3ea"/>
    </style:style>
    <style:style style:name="P6" style:family="paragraph" style:parent-style-name="Standard">
      <style:text-properties officeooo:paragraph-rsid="00154f08"/>
    </style:style>
    <style:style style:name="P7" style:family="paragraph" style:parent-style-name="Standard">
      <style:text-properties officeooo:paragraph-rsid="00169882"/>
    </style:style>
    <style:style style:name="P8" style:family="paragraph" style:parent-style-name="Standard">
      <style:text-properties officeooo:paragraph-rsid="0018196c"/>
    </style:style>
    <style:style style:name="T1" style:family="text">
      <style:text-properties style:font-name="sans-serif" fo:font-size="6.75pt"/>
    </style:style>
    <style:style style:name="T2" style:family="text">
      <style:text-properties style:font-name="sans-serif" fo:font-size="6.75pt" fo:background-color="#ffff00" loext:char-shading-value="0"/>
    </style:style>
    <style:style style:name="T3" style:family="text">
      <style:text-properties style:font-name="sans-serif" fo:font-size="6.75pt" fo:background-color="#ffff00" loext:char-shading-value="0"/>
    </style:style>
    <style:style style:name="T4" style:family="text">
      <style:text-properties style:font-name="sans-serif" fo:font-size="6.75pt" officeooo:rsid="00169882" fo:background-color="#ffff00" loext:char-shading-value="0"/>
    </style:style>
    <style:style style:name="T5" style:family="text">
      <style:text-properties style:font-name="sans-serif" fo:font-size="6.75pt" fo:background-color="transparent" loext:char-shading-value="0"/>
    </style:style>
    <style:style style:name="T6" style:family="text">
      <style:text-properties style:font-name="sans-serif" fo:font-size="6.75pt" officeooo:rsid="00154f08"/>
    </style:style>
    <style:style style:name="T7" style:family="text">
      <style:text-properties style:font-name="sans-serif" fo:font-size="6.75pt" style:text-underline-style="solid" style:text-underline-width="auto" style:text-underline-color="font-color" officeooo:rsid="00154f08"/>
    </style:style>
    <style:style style:name="T8" style:family="text">
      <style:text-properties style:font-name="sans-serif" fo:font-size="11.25pt" officeooo:rsid="00154f08"/>
    </style:style>
    <style:style style:name="T9" style:family="text">
      <style:text-properties style:font-name="sans-serif" fo:font-size="11.25pt" style:text-underline-style="solid" style:text-underline-width="auto" style:text-underline-color="font-color" officeooo:rsid="00154f08"/>
    </style:style>
    <style:style style:name="T10" style:family="text">
      <style:text-properties style:font-name="sans-serif" fo:font-size="11.25pt" officeooo:rsid="0018196c"/>
    </style:style>
    <style:style style:name="T11" style:family="text">
      <style:text-properties style:font-name="Arial" fo:font-size="10pt" style:font-size-asian="10pt" style:font-size-complex="10pt"/>
    </style:style>
    <style:style style:name="T12" style:family="text">
      <style:text-properties style:font-name="Arial" fo:font-size="10pt" officeooo:rsid="0004b1be" style:font-size-asian="10pt" style:font-size-complex="10pt"/>
    </style:style>
    <style:style style:name="T13" style:family="text">
      <style:text-properties style:font-name="Arial" fo:font-size="10pt" officeooo:rsid="0006a1f0" style:font-size-asian="10pt" style:font-size-complex="10pt"/>
    </style:style>
    <style:style style:name="T14" style:family="text">
      <style:text-properties style:font-name="Arial" fo:font-size="10pt" officeooo:rsid="00098a51" style:font-size-asian="10pt" style:font-size-complex="10pt"/>
    </style:style>
    <style:style style:name="T15" style:family="text">
      <style:text-properties style:font-name="Arial" fo:font-size="10pt" officeooo:rsid="0018397a" style:font-size-asian="10pt" style:font-size-complex="10pt"/>
    </style:style>
    <style:style style:name="T16" style:family="text">
      <style:text-properties style:font-name="serif" fo:font-size="11.25pt"/>
    </style:style>
    <style:style style:name="T17" style:family="text">
      <style:text-properties style:font-name="serif" fo:font-size="11.25pt" officeooo:rsid="00154f08"/>
    </style:style>
    <style:style style:name="T18" style:family="text">
      <style:text-properties style:text-line-through-style="solid" style:text-line-through-type="single" style:font-name="sans-serif" fo:font-size="11.25pt" officeooo:rsid="00154f08"/>
    </style:style>
    <style:style style:name="T19" style:family="text">
      <style:text-properties style:text-line-through-style="solid" style:text-line-through-type="single" style:font-name="sans-serif" fo:font-size="6.75pt" officeooo:rsid="00154f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Emphasis"><text:span text:style-name="T11">Propósito experimental 1956‐1957</text:span></text:span></text:p>
      <text:p text:style-name="Standard"><text:span text:style-name="Emphasis"><text:span text:style-name="T11"/></text:span></text:p>
      <text:p text:style-name="Standard"><text:span text:style-name="Emphasis"><text:span text:style-name="T11">Interpretación estética de la estatuaria megalítica americana</text:span></text:span></text:p>
      <text:p text:style-name="Standard"><text:span text:style-name="Emphasis"><text:span text:style-name="T11"/></text:span></text:p>
      <text:p text:style-name="Standard"><text:span text:style-name="Emphasis"><text:span text:style-name="T12">E</text:span></text:span><text:span text:style-name="Emphasis"><text:span text:style-name="T11">scultura dinámica, en El arte abstracto y sus problemas</text:span></text:span></text:p>
      <text:p text:style-name="Standard"><text:span text:style-name="Emphasis"><text:span text:style-name="T11"/></text:span></text:p>
      <text:p text:style-name="Standard"><text:span text:style-name="Emphasis"><text:span text:style-name="T11">El final del arte contemporáneo</text:span></text:span></text:p>
      <text:p text:style-name="Standard"><text:span text:style-name="Emphasis"><text:span text:style-name="T11"/></text:span></text:p>
      <text:p text:style-name="Standard"><text:span text:style-name="Emphasis"><text:span text:style-name="T11">Estética del huevo (huevo y laberinto)</text:span></text:span></text:p>
      <text:p text:style-name="Standard"><text:span text:style-name="Emphasis"><text:span text:style-name="T11"/></text:span></text:p>
      <text:p text:style-name="Standard"><text:span text:style-name="Emphasis"><text:span text:style-name="T11">Quousque tandem…! Ensayo de interpretación estética del alma vasca</text:span></text:span></text:p>
      <text:p text:style-name="Standard"><text:span text:style-name="Emphasis"><text:span text:style-name="T11"/></text:span></text:p>
      <text:p text:style-name="Standard"><text:span text:style-name="Emphasis"><text:span text:style-name="T11">Ejercicios espirituales en un túnel</text:span></text:span></text:p>
      <text:p text:style-name="Standard"><text:span text:style-name="Emphasis"><text:span text:style-name="T11"/></text:span></text:p>
      <text:p text:style-name="Standard"><text:span text:style-name="Emphasis"><text:span text:style-name="T11">Existe Dios al Noroeste</text:span></text:span></text:p>
      <text:p text:style-name="Standard"><text:span text:style-name="Emphasis"><text:span text:style-name="T11"/></text:span></text:p>
      <text:p text:style-name="Standard"><text:span text:style-name="Emphasis"><text:span text:style-name="T11">La ley de los cambios</text:span></text:span></text:p>
      <text:p text:style-name="Standard"><text:span text:style-name="Emphasis"><text:span text:style-name="T11"/></text:span></text:p>
      <text:p text:style-name="Standard"><text:span text:style-name="Emphasis"><text:span text:style-name="T11">Libro de los plagios</text:span></text:span></text:p>
      <text:p text:style-name="Standard"><text:span text:style-name="Emphasis"><text:span text:style-name="T11"/></text:span></text:p>
      <text:p text:style-name="Standard"><text:span text:style-name="Emphasis"><text:span text:style-name="T11">Nociones para una filología vasca de nuestro preindoeuropeo</text:span></text:span></text:p>
      <text:p text:style-name="Standard"><text:span text:style-name="Emphasis"><text:span text:style-name="T11"/></text:span></text:p>
      <text:p text:style-name="P2"><text:span text:style-name="Emphasis"><text:span text:style-name="T11">Goya mañana. El Realismo Inmóvil</text:span></text:span></text:p>
      <text:p text:style-name="Standard"><text:span text:style-name="Emphasis"><text:span text:style-name="T11"/></text:span></text:p>
      <text:p text:style-name="Standard"><text:span text:style-name="Emphasis"><text:span text:style-name="T11"/></text:span></text:p>
      <text:p text:style-name="P1"><text:span text:style-name="Emphasis"><text:span text:style-name="T13">Giacomet</text:span></text:span><text:span text:style-name="Emphasis"><text:span text:style-name="T14">t</text:span></text:span><text:span text:style-name="Emphasis"><text:span text:style-name="T13">i</text:span></text:span></text:p>
      <text:p text:style-name="P1"><text:span text:style-name="Emphasis"><text:span text:style-name="T13">Txaplin</text:span></text:span></text:p>
      <text:p text:style-name="P1"><text:span text:style-name="Emphasis"><text:span text:style-name="T13">Serra</text:span></text:span></text:p>
      <text:p text:style-name="P1"><text:span text:style-name="Emphasis"><text:span text:style-name="T13">Moore</text:span></text:span></text:p>
      <text:p text:style-name="P1"><text:span text:style-name="Emphasis"><text:span text:style-name="T13">Picasso</text:span></text:span></text:p>
      <text:p text:style-name="P1"><text:span text:style-name="Emphasis"><text:span text:style-name="T13">Cezanne</text:span></text:span></text:p>
      <text:p text:style-name="P1"><text:span text:style-name="Emphasis"><text:span text:style-name="T13">Morandi</text:span></text:span></text:p>
      <text:p text:style-name="P1"><text:span text:style-name="Emphasis"><text:span text:style-name="T13">Mondrian</text:span></text:span></text:p>
      <text:p text:style-name="P1"><text:span text:style-name="Emphasis"><text:span text:style-name="T13">Malevic</text:span></text:span><text:span text:style-name="Emphasis"><text:span text:style-name="T15">h, Kasimir</text:span></text:span></text:p>
      <text:p text:style-name="P1"><text:span text:style-name="Emphasis"><text:span text:style-name="T13">Modigliani</text:span></text:span></text:p>
      <text:p text:style-name="P1"><text:span text:style-name="Emphasis"><text:span text:style-name="T13">Brancusi</text:span></text:span></text:p>
      <text:p text:style-name="P1"><text:span text:style-name="Emphasis"><text:span text:style-name="T13">Tapies</text:span></text:span></text:p>
      <text:p text:style-name="P1"><text:span text:style-name="Emphasis"><text:span text:style-name="T13">Pollock</text:span></text:span></text:p>
      <text:p text:style-name="P1"><text:span text:style-name="Emphasis"><text:span text:style-name="T13">Lygia Clark</text:span></text:span></text:p>
      <text:p text:style-name="P1"><text:span text:style-name="Emphasis"><text:span text:style-name="T13">Boccioni</text:span></text:span></text:p>
      <text:p text:style-name="P1"><text:span text:style-name="Emphasis"><text:span text:style-name="T13">Paul Klee</text:span></text:span></text:p>
      <text:p text:style-name="P1"><text:span text:style-name="Emphasis"/></text:p>
      <text:p text:style-name="P1">Tengo que hacer esta confesión: Ni una sola escultura o pintura contemporánea ‐me refiero al único arte actual, el abstracto, en cualquiera de sus direcciones‐ está propuesta y mucho menos lograda, como para que un espectador actual verdadero, la soporte o pueda utilizar espiritualmente, ante su vista. Yo no aguanto este espectáculo de vaciedad. Me sorprendo desinteresado de toda nuestra contemporánea producción. En mi balance, en mi corazón ‐ ahora es ya la hora de hablar con el corazón‐, es la hora en que la inteligencia transporta su corazón‐ solo conservo como histórica realidad, algunas palabras, alguna frase, de 3 o cuatro artistas, el Cuadrado blanco sobre blanco de Malevitch, algún fragmento de una estatua o de un cuadro y en el suelo de mi taller algún planteo mío último y una estela funeraria, la de Couzinet y la construcción vacía con las 3 unidades positivo‐negativo.</text:p>
      <text:p text:style-name="P1"/>
      <text:p text:style-name="P1"><text:span text:style-name="T1">“Propósito</text:span> <text:span text:style-name="T1">experimental</text:span> <text:span text:style-name="T1">1956</text:span>‐<text:span text:style-name="T1">1957”,</text:span> <text:span text:style-name="T1">en</text:span> <text:span text:style-name="T1">Escultura</text:span> <text:span text:style-name="T1">de</text:span> <text:span text:style-name="T1">Oteiza.</text:span> <text:span text:style-name="T1">Catálogo.</text:span> <text:span text:style-name="T1">IV</text:span> <text:span text:style-name="T1">Bienal</text:span> <text:span text:style-name="T1">de</text:span> <text:span text:style-name="T1">São</text:span> <text:span text:style-name="T1">Paulo, setiembre</text:span> <text:span text:style-name="T1">1957.</text:span> <text:span text:style-name="T1">Madrid:</text:span> <text:span text:style-name="T1">Gráficas</text:span> <text:span text:style-name="T1">Reunidas,</text:span> <text:span text:style-name="T1">1957</text:span></text:p>
      <text:p text:style-name="P1"><text:bookmark text:name="page902R_mcid8"/><text:span text:style-name="T16">«Propósito experimental 1956-1957»,</text:span><text:span text:style-name="T1"> </text:span><text:span text:style-name="T16">IV Bienal de Sao Paulo. Escultura de Oteiza,</text:span><text:span text:style-name="T1"><text:line-break/></text:span><text:span text:style-name="T16">catálogo, septiembre de 1957. Reeditado como</text:span><text:span text:style-name="T1"> </text:span><text:span text:style-name="T16">Propósito Experimental 1956-57,</text:span><text:span text:style-name="T1"><text:line-break/></text:span><text:span text:style-name="T16">edición facsímil, Fundación Museo Jorge Oteiza, Alzuza (Navarra), 2007.</text:span></text:p>
      <text:p text:style-name="P1"><text:span text:style-name="T1"/></text:p>
      <text:p text:style-name="P1"><text:span text:style-name="T1"/></text:p>
      <text:p text:style-name="P1"><text:span text:style-name="T1"/></text:p>
      <text:p text:style-name="P5"><text:span text:style-name="T1">Il progetto per questo sito in breve</text:span></text:p>
      <text:p text:style-name="P5"><text:soft-page-break/><text:span text:style-name="T1">Questo progetto è una raccolta digitale delle opere citate negli scritti teorici dell’artista Jorge Oteiza. È possibile filtrare queste opere in base alla fonte in cui vengono citate e in base all’autore che le ha realizzate. Questa raccolta vuole essere uno strumento utile all’approfondimento dello studio dell'opera di Jorge Oteiza: si potrà procedere infatti raffrontando le opere dell'artista basco con le opere citate nei propri scritti come riferimenti iconografici per la sua produzione artistica qui raccolte. Evidenziare quindi le relazioni tra Oteiza e gli autori da lui citati</text:span></text:p>
      <text:p text:style-name="P5"><text:span text:style-name="T1"/></text:p>
      <text:p text:style-name="P5"><text:span text:style-name="T1"/></text:p>
      <text:p text:style-name="P5"><text:span text:style-name="T1"/></text:p>
      <text:p text:style-name="P5"><text:span text:style-name="T1"/></text:p>
      <text:p text:style-name="P5"><text:span text:style-name="T1">Retratos de los señores Puig y Oteiza [El arquitecto Roberto Puig y el escultor Jorge Oteiza] di Pando Barrero, Juan Miguel (1915-1992) - Institute of Cultural Heritage of Spain, Spain - CC BY-NC-ND.</text:span></text:p>
      <text:p text:style-name="P5"><text:a xlink:type="simple" xlink:href="https://www.europeana.eu/item/2022709/oai_fototeca_mcu_es_fototeca_PANDO_PAN_080685_a" text:style-name="Internet_20_link" text:visited-style-name="Visited_20_Internet_20_Link"><text:span text:style-name="T1">https://www.europeana.eu/item/2022709/oai_fototeca_mcu_es_fototeca_PANDO_PAN_080685_a</text:span></text:a></text:p>
      <text:p text:style-name="P5"><text:span text:style-name="T1"/></text:p>
      <text:p text:style-name="P5"><text:span text:style-name="T1">Hoja 1/</text:span></text:p>
      <text:p text:style-name="P5"><text:span text:style-name="T1"/></text:p>
      <text:p text:style-name="P5"><text:span text:style-name="T1">MADRID – DICIEMBRE, 57 <text:s text:c="5"/>PROPOSITO EXPERIMENTAL IRUN <text:s text:c="2"/></text:span></text:p>
      <text:p text:style-name="P5"><text:span text:style-name="T1"/></text:p>
      <text:p text:style-name="P5"><text:span text:style-name="T1">Voy a comenzar con el año 58, el período creador más importante de mi vida. </text:span></text:p>
      <text:p text:style-name="P5"><text:span text:style-name="T1"/></text:p>
      <text:p text:style-name="P5"><text:span text:style-name="T1">Por primera vez voy a contar con un taller y voy a vivir dentro de él. En agosto, </text:span></text:p>
      <text:p text:style-name="P5"><text:span text:style-name="T1"/></text:p>
      <text:p text:style-name="P5"><text:span text:style-name="T1">al ordenar mi modesto envío para Brasil, puse en orden también mi </text:span></text:p>
      <text:p text:style-name="P5"><text:span text:style-name="T1"/></text:p>
      <text:p text:style-name="P5"><text:span text:style-name="T1">pensamiento experimental. Confiaba encontrarme con el pensamiento en la </text:span></text:p>
      <text:p text:style-name="P5"><text:span text:style-name="T1"/></text:p>
      <text:p text:style-name="P5"><text:span text:style-name="T1">situación estética más avanzada y clara con que un escultor hoy pretende </text:span></text:p>
      <text:p text:style-name="P5"><text:span text:style-name="T1"/></text:p>
      <text:p text:style-name="P5"><text:span text:style-name="T1">organizar su trabajo. Viajé y pude contemplar, sin la engañosa intervención de </text:span></text:p>
      <text:p text:style-name="P5"><text:span text:style-name="T1"/></text:p>
      <text:p text:style-name="P5"><text:span text:style-name="T1">la fotografía y las revistas de arte, la producción más importante del arte </text:span></text:p>
      <text:p text:style-name="P5"><text:span text:style-name="T1"/></text:p>
      <text:p text:style-name="P5"><text:span text:style-name="T1">contemporáneo‐ Obtuve sin ninguna sorpresa por mi parte, el premio </text:span></text:p>
      <text:p text:style-name="P5"><text:span text:style-name="T1"/></text:p>
      <text:p text:style-name="P5"><text:span text:style-name="T1">internacional de escultura, en septiembre. En octubre he cumplido 49 años. <text:s/></text:span></text:p>
      <text:p text:style-name="P5"><text:span text:style-name="T1"/></text:p>
      <text:p text:style-name="P5"><text:span text:style-name="T1">Voy a hacer un Necesitaba. Después de toda una vida de artación y </text:span></text:p>
      <text:p text:style-name="P5"><text:span text:style-name="T1"/></text:p>
      <text:p text:style-name="P5"><text:span text:style-name="T1">sufrimientos por no poder concentrarme materialmente en la realización de mi </text:span></text:p>
      <text:p text:style-name="P5"><text:span text:style-name="T1"/></text:p>
      <text:p text:style-name="P5"><text:span text:style-name="T1">escultura, ahora que iba a poderme aislar en mi trabajo, necesitaba cierta </text:span></text:p>
      <text:p text:style-name="P5"><text:span text:style-name="T1"/></text:p>
      <text:p text:style-name="P5"><text:span text:style-name="T1">serenidad de espíritu, de confianza de los demás, y ya la tengo. Tomo posesión </text:span></text:p>
      <text:p text:style-name="P5"><text:span text:style-name="T1"/></text:p>
      <text:p text:style-name="P5"><text:span text:style-name="T1">de esta paz que nunca he conocido, y voy a intentar con ella mirarme </text:span></text:p>
      <text:p text:style-name="P5"><text:span text:style-name="T1"/></text:p>
      <text:p text:style-name="P5"><text:span text:style-name="T1">observarme a mi mismo, por primera vez, hacer un balance brevísimo de lo que </text:span></text:p>
      <text:p text:style-name="P5"><text:span text:style-name="T1"/></text:p>
      <text:p text:style-name="P5"><text:span text:style-name="T1">tengo o creo tener y de lo que intento y cómo concretamente lo voy a intentar, </text:span></text:p>
      <text:p text:style-name="P5"><text:span text:style-name="T1"/></text:p>
      <text:p text:style-name="P5"><text:span text:style-name="T1">cómo serenamente he de comenzar estos 8 meses de trabajo en que debo </text:span></text:p>
      <text:p text:style-name="P5"><text:span text:style-name="T1"/></text:p>
      <text:p text:style-name="P5"><text:span text:style-name="T1">preparar mi exposición. <text:s text:c="2"/></text:span></text:p>
      <text:p text:style-name="P5"><text:span text:style-name="T1"/></text:p>
      <text:p text:style-name="P5"><text:span text:style-name="T1">Mi primer descubrimiento es que esta serena y vigilante confianza en mí, es </text:span></text:p>
      <text:p text:style-name="P5"><text:span text:style-name="T1"/></text:p>
      <text:p text:style-name="P5"><text:span text:style-name="T1">como otra persona conmigo. Ahora somos dos. Salgo de mí y me observo. </text:span></text:p>
      <text:p text:style-name="P5"><text:span text:style-name="T1"/></text:p>
      <text:p text:style-name="P5"><text:span text:style-name="T1">Contemplo por primera vez al escultor y repaso su obra y la obra de los artistas </text:span></text:p>
      <text:p text:style-name="P5"><text:span text:style-name="T1"/></text:p>
      <text:p text:style-name="P5"><text:span text:style-name="T1">contemporáneos que tan de cerca ha vivido el escultor. Resultado: creo en mí y </text:span></text:p>
      <text:p text:style-name="P5"><text:span text:style-name="T1"/></text:p>
      <text:p text:style-name="P5"><text:span text:style-name="T1">creo en mí como si fuese el único escultor que queda sobre la tierra y que se </text:span></text:p>
      <text:p text:style-name="P5"><text:span text:style-name="T1"/></text:p>
      <text:p text:style-name="P5"><text:span text:style-name="T1">dispusiera a comenzar la escultura contemporánea. Pero ¿y mi obra? ¿y la obra </text:span></text:p>
      <text:p text:style-name="P5"><text:span text:style-name="T1"/></text:p>
      <text:p text:style-name="P5"><text:span text:style-name="T1">de los escultores y pintores en la actualidad? Por esto digo que me pareciera </text:span></text:p>
      <text:p text:style-name="P5"><text:span text:style-name="T1"/></text:p>
      <text:p text:style-name="P5"><text:span text:style-name="T1">que tuviera que recomenzar la escultura contemporánea: nada de lo que hoy </text:span></text:p>
      <text:p text:style-name="P5"><text:span text:style-name="T1"/></text:p>
      <text:p text:style-name="P5"><text:span text:style-name="T1">hemos hecho me interesa. Pero hasta hace unos días me ha interesado todo, </text:span></text:p>
      <text:p text:style-name="P5"><text:span text:style-name="T1"/></text:p>
      <text:p text:style-name="P5"><text:span text:style-name="T1">hasta en el informalismo he querido ver una sincera y hasta poderosa </text:span></text:p>
      <text:p text:style-name="P5"><text:span text:style-name="T1"/></text:p>
      <text:p text:style-name="P5"><text:span text:style-name="T1">inclinación del corazón humano por encontrar un camino para la verdad de la </text:span></text:p>
      <text:p text:style-name="P5"><text:span text:style-name="T1"/></text:p>
      <text:p text:style-name="P5"><text:span text:style-name="T1">a </text:span><text:span text:style-name="T3">Brasil</text:span><text:span text:style-name="T5">,</text:span><text:span text:style-name="T1"> hasta las razones espirituales y primeras de la justificación objetiva, </text:span></text:p>
      <text:p text:style-name="P5"><text:span text:style-name="T1"/></text:p>
      <text:p text:style-name="P5"><text:span text:style-name="T1">concreta, de la obra de arte. Quizá toda la búsqueda de mi vida de escultor ha </text:span></text:p>
      <text:p text:style-name="P5"><text:span text:style-name="T1"/></text:p>
      <text:p text:style-name="P5"><text:span text:style-name="T1">sido la justificación del propósito creador en los términos estéticos de la </text:span></text:p>
      <text:p text:style-name="P5"><text:span text:style-name="T1"/></text:p>
      <text:p text:style-name="P5"><text:span text:style-name="T1">creación. Ahora la tengo y no veo con los mismos ojos, pues lo que antes veía </text:span></text:p>
      <text:p text:style-name="P5"><text:span text:style-name="T1"/></text:p>
      <text:p text:style-name="P5"><text:span text:style-name="T1">en mí y en los demás, reconozco ahora que eran aspectos técnicos y casos </text:span></text:p>
      <text:p text:style-name="P5"><text:span text:style-name="T1"/></text:p>
      <text:p text:style-name="P5"><text:span text:style-name="T1">problemas secundarios de la creación. Ahora ya sé nuevamente para qué se ha </text:span></text:p>
      <text:p text:style-name="P5"><text:span text:style-name="T1"/></text:p>
      <text:p text:style-name="P5"><text:span text:style-name="T1">de hacer la obra hpy y con qué. Ahora yo soy este espectador que sabe. Y veo </text:span></text:p>
      <text:p text:style-name="P5"><text:span text:style-name="T1"/></text:p>
      <text:p text:style-name="P5"><text:span text:style-name="T1">mis cosas y las de los demás. Y nada de todo esto apruebo. Tengo que hacer </text:span></text:p>
      <text:p text:style-name="P5"><text:span text:style-name="T1"/></text:p>
      <text:p text:style-name="P5"><text:span text:style-name="T1">esta confesión: Ni una sola escultura o puntura contemporánea – me refiero al </text:span></text:p>
      <text:p text:style-name="P5"><text:span text:style-name="T1"/></text:p>
      <text:p text:style-name="P5"><text:span text:style-name="T1">único arte actual, el abstracto, en cualquiera de sus direcciones – está </text:span></text:p>
      <text:p text:style-name="P5"><text:span text:style-name="T1"/></text:p>
      <text:p text:style-name="P5"><text:soft-page-break/><text:span text:style-name="T1">propuesta y mucho menos lograda, como para que un espectador actual </text:span></text:p>
      <text:p text:style-name="P5"><text:span text:style-name="T1"/></text:p>
      <text:p text:style-name="P5"><text:span text:style-name="T1">verdadero, la soporte o pueda utilizar espiritualmente, ante su vista. Yo no </text:span></text:p>
      <text:p text:style-name="P5"><text:span text:style-name="T1"/></text:p>
      <text:p text:style-name="P5"><text:span text:style-name="T1">aguanto este espectáculo de vaciedad. Me sorprendo desinteresado de toda </text:span></text:p>
      <text:p text:style-name="P5"><text:span text:style-name="T1"/></text:p>
      <text:p text:style-name="P5"><text:span text:style-name="T1">nuestra contemporánea producción. En mi balance, en mi corazón – ahora es </text:span></text:p>
      <text:p text:style-name="P5"><text:span text:style-name="T1"/></text:p>
      <text:p text:style-name="P5"><text:span text:style-name="T1">ya la hora de hablar con el corazón – es la obra en que la inteligencia transporta </text:span></text:p>
      <text:p text:style-name="P5"><text:span text:style-name="T1"/></text:p>
      <text:p text:style-name="P5"><text:span text:style-name="T1">su corazón – sólo conservo como histórica realidad, algunas palabras, alguna </text:span></text:p>
      <text:p text:style-name="P5"><text:span text:style-name="T1"/></text:p>
      <text:p text:style-name="P5"><text:span text:style-name="T1">frase, de 3 o cuatro artistas, el Cuadrado blanco sobre blanco de </text:span><text:span text:style-name="T3">Malevitch</text:span><text:span text:style-name="T1">, </text:span></text:p>
      <text:p text:style-name="P5"><text:span text:style-name="T1"/></text:p>
      <text:p text:style-name="P5"><text:span text:style-name="T1">algún fragmento de una estatua o de un cuadro y en el suelo de mi taller algún </text:span></text:p>
      <text:p text:style-name="P5"><text:span text:style-name="T1"/></text:p>
      <text:p text:style-name="P5"><text:span text:style-name="T1">planteo mío último y una estela funeraria, la de </text:span><text:span text:style-name="T3">Couzinet</text:span><text:span text:style-name="T1"> y la construcción vacía </text:span></text:p>
      <text:p text:style-name="P5"><text:span text:style-name="T1"/></text:p>
      <text:p text:style-name="P5"><text:span text:style-name="T1">con las 3 unidades positivo‐negativo. Pero en el suelo. En una habitación museo </text:span></text:p>
      <text:p text:style-name="P5"><text:span text:style-name="T1"/></text:p>
      <text:p text:style-name="P5"><text:span text:style-name="T1">del período figurativo anterior a los abstractismos: 2 cuadros del cubismo, uno </text:span></text:p>
      <text:p text:style-name="P5"><text:span text:style-name="T1"/></text:p>
      <text:p text:style-name="P7"><text:span text:style-name="T1">de </text:span><text:span text:style-name="T3">Juan Gris</text:span><text:span text:style-name="T1"> con una intención oculta de cubismo curvo, <text:s/>un cuadro </text:span></text:p>
      <text:p text:style-name="P7"><text:span text:style-name="T1"/></text:p>
      <text:p text:style-name="P7"><text:span text:style-name="T1">del período siguiente purista y el </text:span><text:span text:style-name="T3">Gernika</text:span><text:span text:style-name="T1">. Me estoy refiriendo no a la </text:span></text:p>
      <text:p text:style-name="P5"><text:span text:style-name="T1"/></text:p>
      <text:p text:style-name="P5"><text:span text:style-name="T1">historia experimental, sino a la historia del arte. Por esto, en otra habitación </text:span></text:p>
      <text:p text:style-name="P5"><text:span text:style-name="T1"/></text:p>
      <text:p text:style-name="P5"><text:span text:style-name="T1">colocaría el </text:span><text:span text:style-name="T3">Cuadrado blanco sobre blanco</text:span><text:span text:style-name="T1"> de </text:span><text:span text:style-name="T3">Malevitch</text:span><text:span text:style-name="T1"> y un </text:span><text:span text:style-name="T3">Mondri</text:span><text:span text:style-name="T4">a</text:span><text:span text:style-name="T3">n</text:span><text:span text:style-name="T1">. Me </text:span></text:p>
      <text:p text:style-name="P5"><text:span text:style-name="T1"/></text:p>
      <text:p text:style-name="P5"><text:span text:style-name="T1">refiero a la obra de arte entera, fundamento metafísico y solución espacial – </text:span></text:p>
      <text:p text:style-name="P5"><text:span text:style-name="T1"/></text:p>
      <text:p text:style-name="P5"><text:span text:style-name="T1">para el hombre actual entero frente a la necesidad espiritual de la obra de arte. </text:span></text:p>
      <text:p text:style-name="P5"><text:span text:style-name="T1"/></text:p>
      <text:p text:style-name="P5"><text:span text:style-name="T1">Todo lo demás, decoración y mecánica superficial. Frente al hombre nuevo </text:span></text:p>
      <text:p text:style-name="P5"><text:span text:style-name="T1"/></text:p>
      <text:p text:style-name="P5"><text:span text:style-name="T1">total, la obra de arte total, no importa el grado de su evolución. Esta obra total </text:span></text:p>
      <text:p text:style-name="P5"><text:span text:style-name="T1"/></text:p>
      <text:p text:style-name="P5"><text:span text:style-name="T1">es la que es ya hora de abordar. En qué radica esta totalidad y cómo proyecto el </text:span></text:p>
      <text:p text:style-name="P5"><text:span text:style-name="T1"/></text:p>
      <text:p text:style-name="P5"><text:span text:style-name="T1">abordarla en </text:span><text:span text:style-name="T3">Irún</text:span><text:span text:style-name="T1">? <text:s text:c="2"/></text:span></text:p>
      <text:p text:style-name="P5"><text:span text:style-name="T1"/></text:p>
      <text:p text:style-name="P5"><text:span text:style-name="T1">Hoja 2/ 2 </text:span></text:p>
      <text:p text:style-name="P5"><text:span text:style-name="T1"/></text:p>
      <text:p text:style-name="P5"><text:span text:style-name="T1">Llamo arte total, al planteo cabal de la obra como organismo estéticamente </text:span></text:p>
      <text:p text:style-name="P5"><text:span text:style-name="T1"/></text:p>
      <text:p text:style-name="P5"><text:span text:style-name="T1">entero, a la obra como servicio espiritual para la circunstancia espiritual </text:span></text:p>
      <text:p text:style-name="P5"><text:span text:style-name="T1"/></text:p>
      <text:p text:style-name="P5"><text:span text:style-name="T1">histórica contemporánea del hombre contemporáneo. <text:s text:c="2"/></text:span></text:p>
      <text:p text:style-name="P5"><text:span text:style-name="T1"/></text:p>
      <text:p text:style-name="P5"><text:span text:style-name="T1"><text:s/></text:span></text:p>
      <text:p text:style-name="P5"><text:span text:style-name="T1"/></text:p>
      <text:p text:style-name="P5"><text:span text:style-name="T1">Desde el E la obra de arte ha sido... <text:s text:c="2"/></text:span></text:p>
      <text:p text:style-name="P5"><text:span text:style-name="T1"/></text:p>
      <text:p text:style-name="P5"><text:span text:style-name="T1"><text:s/></text:span></text:p>
      <text:p text:style-name="P5"><text:span text:style-name="T1"/></text:p>
      <text:p text:style-name="P5"><text:span text:style-name="T1">Hoy, Hombre naturaleza, angustia combatir <text:s text:c="2"/></text:span></text:p>
      <text:p text:style-name="P5"><text:span text:style-name="T1"/></text:p>
      <text:p text:style-name="P5"><text:span text:style-name="T1"><text:s/></text:span></text:p>
      <text:p text:style-name="P5"><text:span text:style-name="T1"/></text:p>
      <text:p text:style-name="P5"><text:span text:style-name="T1">Naturaleza de la obra: expansión o flotabilidad <text:s text:c="2"/></text:span></text:p>
      <text:p text:style-name="P5"><text:span text:style-name="T1"/></text:p>
      <text:p text:style-name="P5"><text:span text:style-name="T1"><text:s/></text:span></text:p>
      <text:p text:style-name="P5"><text:span text:style-name="T1"/></text:p>
      <text:p text:style-name="P5"><text:span text:style-name="T1">Adecuación de la técnica a un propósito espiritual </text:span></text:p>
      <text:p text:style-name="P5"><text:span text:style-name="T1"/></text:p>
      <text:p text:style-name="P5"><text:span text:style-name="T1">Me instalo en la función de la arquitectura. La pintura de caballete ha saltado al </text:span></text:p>
      <text:p text:style-name="P5"><text:span text:style-name="T1"/></text:p>
      <text:p text:style-name="P5"><text:span text:style-name="T1">muro y lo ha desocupado. El color del muro es gris. La habitación está vacía y </text:span></text:p>
      <text:p text:style-name="P5"><text:span text:style-name="T1"/></text:p>
      <text:p text:style-name="P5"><text:span text:style-name="T1">entra el habitante. El hombre viene del mundo naturaleza, de la ciudad </text:span></text:p>
      <text:p text:style-name="P5"><text:span text:style-name="T1"/></text:p>
      <text:p text:style-name="P5"><text:span text:style-name="T1">ocupada, trae algo común a todos: la angustia, la fatiga y viene con el deseo de </text:span></text:p>
      <text:p text:style-name="P5"><text:span text:style-name="T1"/></text:p>
      <text:p text:style-name="P5"><text:span text:style-name="T1">hallar un sitio en donde aislarse, sentirse como ser individual y libre, necesita </text:span></text:p>
      <text:p text:style-name="P5"><text:span text:style-name="T1"/></text:p>
      <text:p text:style-name="P5"><text:span text:style-name="T1">un espacio en donde instalar con su cuerpo, su propio espíritu. Aquí es donde </text:span></text:p>
      <text:p text:style-name="P5"><text:span text:style-name="T1"/></text:p>
      <text:p text:style-name="P5"><text:span text:style-name="T1">en el espacio de la arquitectura y desde ella, puede surgir la obra de arte, es </text:span></text:p>
      <text:p text:style-name="P5"><text:span text:style-name="T1"/></text:p>
      <text:p text:style-name="P5"><text:span text:style-name="T1">decir, donde un sitio del espacio arquitectónico – en 2 o 3 dimensiones – puede </text:span></text:p>
      <text:p text:style-name="P5"><text:span text:style-name="T1"/></text:p>
      <text:p text:style-name="P5"><text:span text:style-name="T1">convertirse en escultura o pintura. 1 Finalidad de esta creación presencia </text:span></text:p>
      <text:p text:style-name="P5"><text:span text:style-name="T1"/></text:p>
      <text:p text:style-name="P5"><text:span text:style-name="T1">plástica concreta: ampliar el servicio espiritual de la arquitectura acondicionarla </text:span></text:p>
      <text:p text:style-name="P5"><text:span text:style-name="T1"/></text:p>
      <text:p text:style-name="P5"><text:span text:style-name="T1">al alma del habitante hombre, del mismo modo, que un aparato </text:span></text:p>
      <text:p text:style-name="P5"><text:span text:style-name="T1"/></text:p>
      <text:p text:style-name="P5"><text:span text:style-name="T1">acondicionador del aire, cuida en el terreno material, de la temperatura y </text:span></text:p>
      <text:p text:style-name="P5"><text:span text:style-name="T1"/></text:p>
      <text:p text:style-name="P5"><text:span text:style-name="T1">respirabilidad del aire espacio. Estatua o pintura como objeto, mueble o </text:span></text:p>
      <text:p text:style-name="P5"><text:span text:style-name="T1"/></text:p>
      <text:p text:style-name="P5"><text:span text:style-name="T1">aparato destinado al alma del hombre, para recibirla, sanar su angustia, curar </text:span></text:p>
      <text:p text:style-name="P5"><text:span text:style-name="T1"/></text:p>
      <text:p text:style-name="P5"><text:soft-page-break/><text:span text:style-name="T1">su muerte. <text:s text:c="2"/></text:span></text:p>
      <text:p text:style-name="P5"><text:span text:style-name="T1"/></text:p>
      <text:p text:style-name="P5"><text:span text:style-name="T1">2 – Naturaleza y garantía estética de estas creaciones. Las condiciones </text:span></text:p>
      <text:p text:style-name="P5"><text:span text:style-name="T1"/></text:p>
      <text:p text:style-name="P5"><text:span text:style-name="T1">espaciales de la obra de arte, proceden de la naturaleza espacial de la </text:span></text:p>
      <text:p text:style-name="P5"><text:span text:style-name="T1"/></text:p>
      <text:p text:style-name="P5"><text:span text:style-name="T1">arquitectura. El espacio que en la arquitectura permanece aun por razones </text:span></text:p>
      <text:p text:style-name="P5"><text:span text:style-name="T1"/></text:p>
      <text:p text:style-name="P5"><text:span text:style-name="T1">espirituales más que materiales, desocupado, cuando ha sido ocupado por el </text:span></text:p>
      <text:p text:style-name="P5"><text:span text:style-name="T1"/></text:p>
      <text:p text:style-name="P5"><text:span text:style-name="T1">hombre y las cosas que cuya compañía le es necesaria por razones materiales </text:span></text:p>
      <text:p text:style-name="P5"><text:span text:style-name="T1"/></text:p>
      <text:p text:style-name="P5"><text:span text:style-name="T1">para vivir dentro de él, ese espacio que queda libre es donde la naturaleza </text:span></text:p>
      <text:p text:style-name="P5"><text:span text:style-name="T1"/></text:p>
      <text:p text:style-name="P5"><text:span text:style-name="T1">espacial de la arquitectura coincide con la de la estatua y la pintura. Hoy </text:span></text:p>
      <text:p text:style-name="P5"><text:span text:style-name="T1"/></text:p>
      <text:p text:style-name="P5"><text:span text:style-name="T1">cuando se dice que la pintura pasa del caballete al muro, no debemos entender </text:span></text:p>
      <text:p text:style-name="P5"><text:span text:style-name="T1"/></text:p>
      <text:p text:style-name="P5"><text:span text:style-name="T1">que el pintor va a trasladar su pintura, más o menos lógicamente conformada, </text:span></text:p>
      <text:p text:style-name="P5"><text:span text:style-name="T1"/></text:p>
      <text:p text:style-name="P5"><text:span text:style-name="T1">del caballete a la pared, sino que el arquitecto para definir esa pared ha de </text:span></text:p>
      <text:p text:style-name="P5"><text:span text:style-name="T1"/></text:p>
      <text:p text:style-name="P5"><text:span text:style-name="T1">pensar plásticamente – integración del arquitecto y pintor – con el objeto de </text:span></text:p>
      <text:p text:style-name="P5"><text:span text:style-name="T1"/></text:p>
      <text:p text:style-name="P5"><text:span text:style-name="T1">solucionarla por el color como una superficie plana ocupada o desocupada. (el </text:span></text:p>
      <text:p text:style-name="P5"><text:span text:style-name="T1"/></text:p>
      <text:p text:style-name="P5"><text:span text:style-name="T1">blanco desocupa, atrasa el plano. El negro la ocupa, lo que equivale a adelantar </text:span></text:p>
      <text:p text:style-name="P5"><text:span text:style-name="T1"/></text:p>
      <text:p text:style-name="P5"><text:span text:style-name="T1">el plano. El gris la deja neutra. Por esto he afirmado que el gris es el color </text:span></text:p>
      <text:p text:style-name="P5"><text:span text:style-name="T1"/></text:p>
      <text:p text:style-name="P5"><text:span text:style-name="T1">fundamental del muro) el punto de coincidencia de plano y color. En cuando al </text:span></text:p>
      <text:p text:style-name="P5"><text:span text:style-name="T1"/></text:p>
      <text:p text:style-name="P5"><text:span text:style-name="T1">espacio interior de la arquitectura que el calculo del arquitecto – integración de </text:span></text:p>
      <text:p text:style-name="P5"><text:span text:style-name="T1"/></text:p>
      <text:p text:style-name="P5"><text:span text:style-name="T1">arquitecto y escultor – considera por razones espirituales que debe reducir o </text:span></text:p>
      <text:p text:style-name="P5"><text:span text:style-name="T1"/></text:p>
      <text:p text:style-name="P5"><text:span text:style-name="T1">ampliar, esta es la región espacial del escultor. Cuando estas condiciones </text:span></text:p>
      <text:p text:style-name="P5"><text:span text:style-name="T1"/></text:p>
      <text:p text:style-name="P5"><text:span text:style-name="T1">espirituales del espacio arquitectónico han sido resueltas, debemos considerar </text:span></text:p>
      <text:p text:style-name="P5"><text:span text:style-name="T1"/></text:p>
      <text:p text:style-name="P5"><text:span text:style-name="T1">que hay integración de arquitectura con escultura y pintura o en términos más </text:span></text:p>
      <text:p text:style-name="P5"><text:span text:style-name="T1"/></text:p>
      <text:p text:style-name="P5"><text:span text:style-name="T1">claros, que la arquitectura en principio no necesita de creación o agregados </text:span></text:p>
      <text:p text:style-name="P5"><text:span text:style-name="T1"/></text:p>
      <text:p text:style-name="P5"><text:span text:style-name="T1">concretamente de escultura o de pintura. Pero al mismo tiempo que esta </text:span></text:p>
      <text:p text:style-name="P5"><text:span text:style-name="T1"/></text:p>
      <text:p text:style-name="P5"><text:span text:style-name="T1">cálculo estético solución estética en la arquitectura, hace innecesaria la pintura </text:span></text:p>
      <text:p text:style-name="P5"><text:span text:style-name="T1"/></text:p>
      <text:p text:style-name="P5"><text:span text:style-name="T1">o escultura, tampoco la rechazan si el habitante por su necesidad espiritual, la </text:span></text:p>
      <text:p text:style-name="P5"><text:span text:style-name="T1"/></text:p>
      <text:p text:style-name="P5"><text:span text:style-name="T1">necesita. <text:s text:c="2"/></text:span></text:p>
      <text:p text:style-name="P5"><text:span text:style-name="T1"/></text:p>
      <text:p text:style-name="P5"><text:span text:style-name="T1">Hoja 3/ 3 </text:span></text:p>
      <text:p text:style-name="P5"><text:span text:style-name="T1"/></text:p>
      <text:p text:style-name="P5"><text:span text:style-name="T1">Pero la base y la primera ley espacial para la colocación de la pintura o </text:span></text:p>
      <text:p text:style-name="P5"><text:span text:style-name="T1"/></text:p>
      <text:p text:style-name="P5"><text:span text:style-name="T1">escultura procede del espacio arquitectónico y es como si arquitecto y </text:span><text:span text:style-name="T6">artistas</text:span></text:p>
      <text:p text:style-name="P5"><text:span text:style-name="T6"/></text:p>
      <text:p text:style-name="P6"><text:span text:style-name="T6">se mantuvieron en estrecha </text:span><text:span text:style-name="T1">integración</text:span><text:span text:style-name="T6">.</text:span></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8"><text:bookmark text:name="page323R_mcid0"/><text:soft-page-break/><text:span text:style-name="T17">Hoja 1/</text:span><text:span text:style-name="T6"><text:line-break/></text:span><text:span text:style-name="T8">MADRID</text:span><text:span text:style-name="T6"> – </text:span><text:span text:style-name="T8">DICIEMBRE,</text:span><text:span text:style-name="T6"> </text:span><text:span text:style-name="T8">57</text:span><text:span text:style-name="T6"> <text:s/></text:span><text:span text:style-name="T9">PROPOSITO</text:span><text:span text:style-name="T7"> </text:span><text:span text:style-name="T9">EXPERIMENTAL</text:span><text:span text:style-name="T7"> </text:span><text:span text:style-name="T9">IRUN</text:span><text:span text:style-name="T6"><text:line-break/></text:span></text:p>
      <text:p text:style-name="P8"><text:span text:style-name="T8">Voy</text:span><text:span text:style-name="T6"> </text:span><text:span text:style-name="T8">a</text:span><text:span text:style-name="T6"> </text:span><text:span text:style-name="T8">comenzar</text:span><text:span text:style-name="T6"> </text:span><text:span text:style-name="T8">con</text:span><text:span text:style-name="T6"> </text:span><text:span text:style-name="T8">el</text:span><text:span text:style-name="T6"> </text:span><text:span text:style-name="T8">año</text:span><text:span text:style-name="T6"> </text:span><text:span text:style-name="T8">58,</text:span><text:span text:style-name="T6"> </text:span><text:span text:style-name="T8">el</text:span><text:span text:style-name="T6"> </text:span><text:span text:style-name="T8">período</text:span><text:span text:style-name="T6"> </text:span><text:span text:style-name="T8">creador</text:span><text:span text:style-name="T6"> </text:span><text:span text:style-name="T8">más</text:span><text:span text:style-name="T6"> </text:span><text:span text:style-name="T8">importante</text:span><text:span text:style-name="T6"> </text:span><text:span text:style-name="T8">de</text:span><text:span text:style-name="T6"> </text:span><text:span text:style-name="T8">mi</text:span><text:span text:style-name="T6"> </text:span><text:span text:style-name="T8">vida.</text:span></text:p>
      <text:p text:style-name="P8"><text:span text:style-name="T8">Por</text:span><text:span text:style-name="T6"> </text:span><text:span text:style-name="T8">primera</text:span><text:span text:style-name="T6"> </text:span><text:span text:style-name="T8">vez</text:span><text:span text:style-name="T6"> </text:span><text:span text:style-name="T8">voy</text:span><text:span text:style-name="T6"> </text:span><text:span text:style-name="T8">a</text:span><text:span text:style-name="T6"> </text:span><text:span text:style-name="T8">contar</text:span><text:span text:style-name="T6"> </text:span><text:span text:style-name="T8">con</text:span><text:span text:style-name="T6"> </text:span><text:span text:style-name="T8">un</text:span><text:span text:style-name="T6"> </text:span><text:span text:style-name="T8">taller</text:span><text:span text:style-name="T6"> </text:span><text:span text:style-name="T8">y</text:span><text:span text:style-name="T6"> </text:span><text:span text:style-name="T8">voy</text:span><text:span text:style-name="T6"> </text:span><text:span text:style-name="T8">a</text:span><text:span text:style-name="T6"> </text:span><text:span text:style-name="T8">vivir</text:span><text:span text:style-name="T6"> </text:span><text:span text:style-name="T8">dentro</text:span><text:span text:style-name="T6"> </text:span><text:span text:style-name="T8">de</text:span><text:span text:style-name="T6"> </text:span><text:span text:style-name="T8">él.</text:span><text:span text:style-name="T6"> </text:span><text:span text:style-name="T8">En</text:span><text:span text:style-name="T6"> </text:span><text:span text:style-name="T8">agosto,</text:span><text:span text:style-name="T6"><text:line-break/></text:span><text:span text:style-name="T8">al</text:span><text:span text:style-name="T6"> </text:span><text:span text:style-name="T8">ordenar</text:span><text:span text:style-name="T6"> </text:span><text:span text:style-name="T8">mi</text:span><text:span text:style-name="T6"> </text:span><text:span text:style-name="T8">modesto</text:span><text:span text:style-name="T6"> </text:span><text:span text:style-name="T8">envío</text:span><text:span text:style-name="T6"> </text:span><text:span text:style-name="T8">para</text:span><text:span text:style-name="T6"> </text:span><text:span text:style-name="T8">Brasil,</text:span><text:span text:style-name="T6"> </text:span><text:span text:style-name="T8">puse</text:span><text:span text:style-name="T6"> </text:span><text:span text:style-name="T8">en</text:span><text:span text:style-name="T6"> </text:span><text:span text:style-name="T8">orden</text:span><text:span text:style-name="T6"> </text:span><text:span text:style-name="T8">también</text:span><text:span text:style-name="T6"> </text:span><text:span text:style-name="T8">mi</text:span><text:span text:style-name="T6"><text:line-break/></text:span><text:span text:style-name="T8">pensamiento</text:span><text:span text:style-name="T6"> </text:span><text:span text:style-name="T8">experimental.</text:span><text:span text:style-name="T6"> </text:span><text:span text:style-name="T8">Confiaba</text:span><text:span text:style-name="T6"> </text:span><text:span text:style-name="T8">encontrarme</text:span><text:span text:style-name="T6"> </text:span><text:span text:style-name="T8">con</text:span><text:span text:style-name="T6"> </text:span><text:span text:style-name="T8">el</text:span><text:span text:style-name="T6"> </text:span><text:span text:style-name="T8">pensamiento</text:span><text:span text:style-name="T6"> </text:span><text:span text:style-name="T8">en</text:span><text:span text:style-name="T6"> </text:span><text:span text:style-name="T8">la</text:span><text:span text:style-name="T6"><text:line-break/></text:span><text:span text:style-name="T8">situación</text:span><text:span text:style-name="T6"> </text:span><text:span text:style-name="T8">estética</text:span><text:span text:style-name="T6"> </text:span><text:span text:style-name="T8">más</text:span><text:span text:style-name="T6"> </text:span><text:span text:style-name="T8">avanzada</text:span><text:span text:style-name="T6"> </text:span><text:span text:style-name="T8">y</text:span><text:span text:style-name="T6"> </text:span><text:span text:style-name="T8">clara</text:span><text:span text:style-name="T6"> </text:span><text:span text:style-name="T8">con</text:span><text:span text:style-name="T6"> </text:span><text:span text:style-name="T8">que</text:span><text:span text:style-name="T6"> </text:span><text:span text:style-name="T8">un</text:span><text:span text:style-name="T6"> </text:span><text:span text:style-name="T8">escultor</text:span><text:span text:style-name="T6"> </text:span><text:span text:style-name="T8">hoy</text:span><text:span text:style-name="T6"> </text:span><text:span text:style-name="T8">pretende</text:span><text:span text:style-name="T6"><text:line-break/></text:span><text:span text:style-name="T8">organizar</text:span><text:span text:style-name="T6"> </text:span><text:span text:style-name="T8">su</text:span><text:span text:style-name="T6"> </text:span><text:span text:style-name="T8">trabajo.</text:span><text:span text:style-name="T6"> </text:span><text:span text:style-name="T8">Viajé</text:span><text:span text:style-name="T6"> </text:span><text:span text:style-name="T8">y</text:span><text:span text:style-name="T6"> </text:span><text:span text:style-name="T8">pude</text:span><text:span text:style-name="T6"> </text:span><text:span text:style-name="T8">contemplar,</text:span><text:span text:style-name="T6"> </text:span><text:span text:style-name="T8">sin</text:span><text:span text:style-name="T6"> </text:span><text:span text:style-name="T8">la</text:span><text:span text:style-name="T6"> </text:span><text:span text:style-name="T8">engañosa</text:span><text:span text:style-name="T6"> </text:span><text:span text:style-name="T8">intervención</text:span><text:span text:style-name="T6"> </text:span><text:span text:style-name="T8">de</text:span><text:span text:style-name="T6"><text:line-break/></text:span><text:span text:style-name="T8">la</text:span><text:span text:style-name="T6"> </text:span><text:span text:style-name="T8">fotografía</text:span><text:span text:style-name="T6"> </text:span><text:span text:style-name="T8">y</text:span><text:span text:style-name="T6"> </text:span><text:span text:style-name="T8">las</text:span><text:span text:style-name="T6"> </text:span><text:span text:style-name="T8">revistas</text:span><text:span text:style-name="T6"> </text:span><text:span text:style-name="T8">de</text:span><text:span text:style-name="T6"> </text:span><text:span text:style-name="T8">arte,</text:span><text:span text:style-name="T6"> </text:span><text:span text:style-name="T8">la</text:span><text:span text:style-name="T6"> </text:span><text:span text:style-name="T8">producción</text:span><text:span text:style-name="T6"> </text:span><text:span text:style-name="T8">más</text:span><text:span text:style-name="T6"> </text:span><text:span text:style-name="T8">importante</text:span><text:span text:style-name="T6"> </text:span><text:span text:style-name="T8">del</text:span><text:span text:style-name="T6"> </text:span><text:span text:style-name="T8">arte</text:span><text:span text:style-name="T6"><text:line-break/></text:span><text:span text:style-name="T8">contemporáneo</text:span><text:span text:style-name="T6">‐ </text:span><text:span text:style-name="T8">Obtuve</text:span><text:span text:style-name="T6"> </text:span><text:span text:style-name="T8">sin</text:span><text:span text:style-name="T6"> </text:span><text:span text:style-name="T8">ninguna</text:span><text:span text:style-name="T6"> </text:span><text:span text:style-name="T8">sorpresa</text:span><text:span text:style-name="T6"> </text:span><text:span text:style-name="T8">por</text:span><text:span text:style-name="T6"> </text:span><text:span text:style-name="T8">mi</text:span><text:span text:style-name="T6"> </text:span><text:span text:style-name="T8">parte,</text:span><text:span text:style-name="T6"> </text:span><text:span text:style-name="T8">el</text:span><text:span text:style-name="T6"> </text:span><text:span text:style-name="T8">premio</text:span><text:span text:style-name="T6"><text:line-break/></text:span><text:span text:style-name="T8">internacional</text:span><text:span text:style-name="T6"> </text:span><text:span text:style-name="T8">de</text:span><text:span text:style-name="T6"> </text:span><text:span text:style-name="T8">escultura,</text:span><text:span text:style-name="T6"> </text:span><text:span text:style-name="T8">en</text:span><text:span text:style-name="T6"> </text:span><text:span text:style-name="T8">septiembre.</text:span><text:span text:style-name="T6"> </text:span><text:span text:style-name="T8">En</text:span><text:span text:style-name="T6"> </text:span><text:span text:style-name="T8">octubre</text:span><text:span text:style-name="T6"> </text:span><text:span text:style-name="T8">he</text:span><text:span text:style-name="T6"> </text:span><text:span text:style-name="T8">cumplido</text:span><text:span text:style-name="T6"> </text:span><text:span text:style-name="T8">49</text:span><text:span text:style-name="T6"> </text:span><text:span text:style-name="T8">años.</text:span><text:span text:style-name="T6"><text:line-break/></text:span><text:span text:style-name="T18">Voy</text:span><text:span text:style-name="T19"> </text:span><text:span text:style-name="T18">a</text:span><text:span text:style-name="T19"> </text:span><text:span text:style-name="T18">hacer</text:span><text:span text:style-name="T19"> </text:span><text:span text:style-name="T18">un</text:span><text:span text:style-name="T19"> </text:span><text:span text:style-name="T18">Necesitaba</text:span><text:span text:style-name="T8">.</text:span><text:span text:style-name="T6"> </text:span><text:span text:style-name="T8">Después</text:span><text:span text:style-name="T6"> </text:span><text:span text:style-name="T8">de</text:span><text:span text:style-name="T6"> </text:span><text:span text:style-name="T8">toda</text:span><text:span text:style-name="T6"> </text:span><text:span text:style-name="T8">una</text:span><text:span text:style-name="T6"> </text:span><text:span text:style-name="T8">vida</text:span><text:span text:style-name="T6"> </text:span><text:span text:style-name="T8">de</text:span><text:span text:style-name="T6"> </text:span><text:span text:style-name="T8">artación</text:span><text:span text:style-name="T6"> </text:span><text:span text:style-name="T8">y</text:span><text:span text:style-name="T6"><text:line-break/></text:span><text:span text:style-name="T8">sufrimientos</text:span><text:span text:style-name="T6"> </text:span><text:span text:style-name="T8">por</text:span><text:span text:style-name="T6"> </text:span><text:span text:style-name="T8">no</text:span><text:span text:style-name="T6"> </text:span><text:span text:style-name="T8">poder</text:span><text:span text:style-name="T6"> </text:span><text:span text:style-name="T8">concentrarme</text:span><text:span text:style-name="T6"> </text:span><text:span text:style-name="T8">materialmente</text:span><text:span text:style-name="T6"> </text:span><text:span text:style-name="T8">en</text:span><text:span text:style-name="T6"> </text:span><text:span text:style-name="T8">la</text:span><text:span text:style-name="T6"> </text:span><text:span text:style-name="T8">realización</text:span><text:span text:style-name="T6"> </text:span><text:span text:style-name="T8">de</text:span><text:span text:style-name="T6"> </text:span><text:span text:style-name="T8">mi</text:span><text:span text:style-name="T6"><text:line-break/></text:span><text:span text:style-name="T8">escultura,</text:span><text:span text:style-name="T6"> </text:span><text:span text:style-name="T8">ahora</text:span><text:span text:style-name="T6"> </text:span><text:span text:style-name="T8">que</text:span><text:span text:style-name="T6"> </text:span><text:span text:style-name="T8">iba</text:span><text:span text:style-name="T6"> </text:span><text:span text:style-name="T8">a</text:span><text:span text:style-name="T6"> </text:span><text:span text:style-name="T8">poderme</text:span><text:span text:style-name="T6"> </text:span><text:span text:style-name="T8">aislar</text:span><text:span text:style-name="T6"> </text:span><text:span text:style-name="T8">en</text:span><text:span text:style-name="T6"> </text:span><text:span text:style-name="T8">mi</text:span><text:span text:style-name="T6"> </text:span><text:span text:style-name="T8">trabajo,</text:span><text:span text:style-name="T6"> </text:span><text:span text:style-name="T8">necesitaba</text:span><text:span text:style-name="T6"> </text:span><text:span text:style-name="T8">cierta</text:span><text:span text:style-name="T6"><text:line-break/></text:span><text:span text:style-name="T8">serenidad</text:span><text:span text:style-name="T6"> </text:span><text:span text:style-name="T8">de</text:span><text:span text:style-name="T6"> </text:span><text:span text:style-name="T8">espíritu,</text:span><text:span text:style-name="T6"> </text:span><text:span text:style-name="T8">de</text:span><text:span text:style-name="T6"> </text:span><text:span text:style-name="T8">confianza</text:span><text:span text:style-name="T6"> </text:span><text:span text:style-name="T8">de</text:span><text:span text:style-name="T6"> </text:span><text:span text:style-name="T8">los</text:span><text:span text:style-name="T6"> </text:span><text:span text:style-name="T8">demás,</text:span><text:span text:style-name="T6"> </text:span><text:span text:style-name="T8">y</text:span><text:span text:style-name="T6"> </text:span><text:span text:style-name="T8">ya</text:span><text:span text:style-name="T6"> </text:span><text:span text:style-name="T8">la</text:span><text:span text:style-name="T6"> </text:span><text:span text:style-name="T8">tengo.</text:span><text:span text:style-name="T6"> </text:span><text:span text:style-name="T8">Tomo</text:span><text:span text:style-name="T6"> </text:span><text:span text:style-name="T8">posesión</text:span><text:span text:style-name="T6"><text:line-break/></text:span><text:span text:style-name="T8">de</text:span><text:span text:style-name="T6"> </text:span><text:span text:style-name="T8">esta</text:span><text:span text:style-name="T6"> </text:span><text:span text:style-name="T8">paz</text:span><text:span text:style-name="T6"> </text:span><text:span text:style-name="T8">que</text:span><text:span text:style-name="T6"> </text:span><text:span text:style-name="T8">nunca</text:span><text:span text:style-name="T6"> </text:span><text:span text:style-name="T8">he</text:span><text:span text:style-name="T6"> </text:span><text:span text:style-name="T8">conocido,</text:span><text:span text:style-name="T6"> </text:span><text:span text:style-name="T8">y</text:span><text:span text:style-name="T6"> </text:span><text:span text:style-name="T8">voy</text:span><text:span text:style-name="T6"> </text:span><text:span text:style-name="T8">a</text:span><text:span text:style-name="T6"> </text:span><text:span text:style-name="T8">intentar</text:span><text:span text:style-name="T6"> </text:span><text:span text:style-name="T8">con</text:span><text:span text:style-name="T6"> </text:span><text:span text:style-name="T8">ella</text:span><text:span text:style-name="T6"> </text:span><text:span text:style-name="T18">mirarme</text:span><text:span text:style-name="T6"><text:line-break/></text:span><text:span text:style-name="T8">observarme</text:span><text:span text:style-name="T6"> </text:span><text:span text:style-name="T8">a</text:span><text:span text:style-name="T6"> </text:span><text:span text:style-name="T8">mi</text:span><text:span text:style-name="T6"> </text:span><text:span text:style-name="T8">mismo,</text:span><text:span text:style-name="T6"> </text:span><text:span text:style-name="T8">por</text:span><text:span text:style-name="T6"> </text:span><text:span text:style-name="T8">primera</text:span><text:span text:style-name="T6"> </text:span><text:span text:style-name="T8">vez,</text:span><text:span text:style-name="T6"> </text:span><text:span text:style-name="T8">hacer</text:span><text:span text:style-name="T6"> </text:span><text:span text:style-name="T8">un</text:span><text:span text:style-name="T6"> </text:span><text:span text:style-name="T8">balance</text:span><text:span text:style-name="T6"> </text:span><text:span text:style-name="T8">brevísimo</text:span><text:span text:style-name="T6"> </text:span><text:span text:style-name="T8">de</text:span><text:span text:style-name="T6"> </text:span><text:span text:style-name="T8">lo</text:span><text:span text:style-name="T6"> </text:span><text:span text:style-name="T8">que</text:span><text:span text:style-name="T6"><text:line-break/></text:span><text:span text:style-name="T8">tengo</text:span><text:span text:style-name="T6"> </text:span><text:span text:style-name="T8">o</text:span><text:span text:style-name="T6"> </text:span><text:span text:style-name="T8">creo</text:span><text:span text:style-name="T6"> </text:span><text:span text:style-name="T8">tener</text:span><text:span text:style-name="T6"> </text:span><text:span text:style-name="T8">y</text:span><text:span text:style-name="T6"> </text:span><text:span text:style-name="T8">de</text:span><text:span text:style-name="T6"> </text:span><text:span text:style-name="T8">lo</text:span><text:span text:style-name="T6"> </text:span><text:span text:style-name="T8">que</text:span><text:span text:style-name="T6"> </text:span><text:span text:style-name="T8">intento</text:span><text:span text:style-name="T6"> </text:span><text:span text:style-name="T8">y</text:span><text:span text:style-name="T6"> </text:span><text:span text:style-name="T8">cómo</text:span><text:span text:style-name="T6"> </text:span><text:span text:style-name="T8">concretamente</text:span><text:span text:style-name="T6"> </text:span><text:span text:style-name="T8">lo</text:span><text:span text:style-name="T6"> </text:span><text:span text:style-name="T8">voy</text:span><text:span text:style-name="T6"> </text:span><text:span text:style-name="T8">a</text:span><text:span text:style-name="T6"> </text:span><text:span text:style-name="T8">intentar,</text:span><text:span text:style-name="T6"><text:line-break/></text:span><text:span text:style-name="T8">cómo</text:span><text:span text:style-name="T6"> </text:span><text:span text:style-name="T8">serenamente</text:span><text:span text:style-name="T6"> </text:span><text:span text:style-name="T8">he</text:span><text:span text:style-name="T6"> </text:span><text:span text:style-name="T8">de</text:span><text:span text:style-name="T6"> </text:span><text:span text:style-name="T8">comenzar</text:span><text:span text:style-name="T6"> </text:span><text:span text:style-name="T8">estos</text:span><text:span text:style-name="T6"> </text:span><text:span text:style-name="T8">8</text:span><text:span text:style-name="T6"> </text:span><text:span text:style-name="T8">meses</text:span><text:span text:style-name="T6"> </text:span><text:span text:style-name="T8">de</text:span><text:span text:style-name="T6"> </text:span><text:span text:style-name="T8">trabajo</text:span><text:span text:style-name="T6"> </text:span><text:span text:style-name="T8">en</text:span><text:span text:style-name="T6"> </text:span><text:span text:style-name="T8">que</text:span><text:span text:style-name="T6"> </text:span><text:span text:style-name="T8">debo</text:span><text:span text:style-name="T6"><text:line-break/></text:span><text:span text:style-name="T8">preparar</text:span><text:span text:style-name="T6"> </text:span><text:span text:style-name="T8">mi</text:span><text:span text:style-name="T6"> </text:span><text:span text:style-name="T8">exposición.</text:span></text:p>
      <text:p text:style-name="P8"><text:span text:style-name="T8"/></text:p>
      <text:p text:style-name="P8"><text:bookmark text:name="page323R_mcid01"/><text:span text:style-name="T8">Mi primer descubrimiento es que esta serena y vigilante confianza en mí, es<text:line-break/>como otra persona conmigo. Ahora somos dos. Salgo de mí y me observo.<text:line-break/>Contemplo por primera vez al escultor y repaso su obra y la obra de los artistas<text:line-break/>contemporáneos que tan de cerca ha vivido el escultor. Resultado: creo en mí y<text:line-break/>creo en mí como si fuese el único escultor que queda sobre la tierra y que se<text:line-break/>dispusiera a comenzar la escultura contemporánea. Pero ¿y mi obra? ¿y la obra<text:line-break/>de los escultores y pintores en la actualidad? Por esto digo que me pareciera<text:line-break/>que tuviera que recomenzar la escultura contemporánea: nada de lo que hoy<text:line-break/>hemos hecho me interesa. Pero hasta hace unos días me ha interesado todo,<text:line-break/>hasta en el informalismo he querido ver una sincera y hasta poderosa<text:line-break/>inclinación del corazón humano por encontrar un camino para la verdad de la<text:line-break/>creación. Esto es otra cosa. He llegado a mi propósito experimental de mi envío</text:span></text:p>
      <text:p text:style-name="P8"><text:bookmark text:name="page325R_mcid0"/><text:span text:style-name="T8">a Brasil, hasta las razones espirituales y primeras de la justificación objetiva,<text:line-break/>concreta, de la obra de arte. Quizá toda la búsqueda de mi vida de escultor ha<text:line-break/>sido la justificación del propósito creador en los términos estéticos de la<text:line-break/>creación. Ahora la tengo y no veo con los mismos ojos, pues lo que antes veía<text:line-break/>en mí y en los demás, reconozco ahora que eran aspectos técnicos y casos<text:line-break/>problemas secundarios de la creación. Ahora ya sé nuevamente para qué se ha<text:line-break/>de hacer la obra hpy y con qué. Ahora yo soy este espectador que sabe. Y veo<text:line-break/>mis cosas y las de los demás. Y nada de todo esto apruebo. Tengo que hacer<text:line-break/>esta confesión: Ni una sola escultura o puntura contemporánea – me refiero al<text:line-break/>único arte actual, el abstracto, en cualquiera de sus direcciones – está<text:line-break/>propuesta y mucho menos lograda, como para que un espectador actual<text:line-break/>verdadero, la soporte o pueda utilizar espiritualmente, ante su vista. Yo no<text:line-break/>aguanto este espectáculo de vaciedad. Me sorprendo desinteresado de toda<text:line-break/>nuestra contemporánea producción. En mi balance, en mi corazón – ahora es<text:line-break/>ya la hora de hablar con el corazón – es la obra en que la inteligencia transporta<text:line-break/>su corazón – sólo conservo como histórica realidad, algunas palabras, alguna<text:line-break/>frase, de 3 o cuatro artistas, el Cuadrado blanco sobre blanco de Malevitch,<text:line-break/>algún fragmento de una estatua o de un cuadro y en el suelo de mi taller algún<text:line-break/>planteo mío último y una estela funeraria, la de Couzinet y la construcción vacía<text:line-break/>con las 3 unidades positivo‐negativo. Pero en el suelo. En una habitación museo<text:line-break/>del período figurativo anterior a los abstractismos: 2 cuadros del cubismo, uno<text:line-break/>de Juan Gris con una intención oculta de cubismo curvo, y el Guernika un<text:line-break/></text:span><text:soft-page-break/><text:span text:style-name="T8">cuadro del período siguiente purista y el Gernika. Me estoy refiriendo no a la<text:line-break/>historia experimental, sino a la historia del arte. Por esto, en otra habitación<text:line-break/>colocaría el Cuadrado blanco sobre blanco de Malevitch y un </text:span><text:span text:style-name="T10">Mondrian</text:span><text:span text:style-name="T8">. Me<text:line-break/>refiero a la obra de arte entera, fundamento metafísico y solución espacial –<text:line-break/>para el hombre actual entero frente a la necesidad espiritual de la obra de arte.<text:line-break/>Todo lo demás, decoración y mecánica superficial. Frente al hombre nuevo<text:line-break/>total, la obra de arte total, no importa el grado de su evolución. Esta obra total<text:line-break/>es la que es ya hora de abordar. En qué radica esta totalidad y cómo proyecto el<text:line-break/>abordarla en Irún?<text:line-break/></text:span></text:p>
      <text:p text:style-name="P8"><text:span text:style-name="T17">Hoja 2/</text:span><text:span text:style-name="T8"><text:line-break/>2<text:line-break/>Llamo arte total, al planteo cabal de la obra como organismo estéticamente<text:line-break/>entero, a la obra como servicio espiritual para la circunstancia espiritual<text:line-break/>histórica contemporánea del hombre contemporáneo.<text:line-break/>Desde el E la obra de arte ha sido...<text:line-break/></text:span><text:bookmark text:name="page325R_mcid01"/><text:span text:style-name="T8">Hoy, Hombre naturaleza, angustia combatir<text:line-break/>Naturaleza de la obra: expansión o flotabilidad<text:line-break/>Ecuación existencia estética</text:span></text:p>
      <text:p text:style-name="P8"><text:bookmark text:name="page327R_mcid0"/><text:span text:style-name="T8">Adecuación de la técnica a un propósito espiritual<text:line-break/>Me instalo en la función de la arquitectura. La pintura de caballete ha saltado al<text:line-break/>muro y lo ha desocupado. El color del muro es gris. La habitación está vacía y<text:line-break/>entra el habitante. El hombre viene del mundo naturaleza, de la ciudad<text:line-break/>ocupada, trae algo común a todos: la angustia, la fatiga y viene con el deseo de<text:line-break/>hallar un sitio en donde aislarse, sentirse como ser individual y libre, necesita<text:line-break/>un espacio en donde instalar con su cuerpo, su propio espíritu. Aquí es donde<text:line-break/>en el espacio de la arquitectura y desde ella, puede surgir la obra de arte, es<text:line-break/>decir, donde un sitio del espacio arquitectónico – en 2 o 3 dimensiones – puede<text:line-break/>convertirse en escultura o pintura. 1 Finalidad de esta creación presencia<text:line-break/>plástica concreta: ampliar el servicio espiritual de la arquitectura acondicionarla<text:line-break/>al alma del habitante hombre, del mismo modo, que un aparato<text:line-break/>acondicionador del aire, cuida en el terreno material, de la temperatura y<text:line-break/>respirabilidad del aire espacio. Estatua o pintura como objeto, mueble o<text:line-break/>aparato destinado al alma del hombre, para recibirla, sanar su angustia, curar<text:line-break/>su muerte.<text:line-break/>2 – Naturaleza y garantía estética de estas creaciones. Las condiciones<text:line-break/>espaciales de la obra de arte, proceden de la naturaleza espacial de la<text:line-break/>arquitectura. El espacio que en la arquitectura permanece aun por razones<text:line-break/>espirituales más que materiales, desocupado, cuando ha sido ocupado por el<text:line-break/>hombre y las cosas que cuya compañía le es necesaria por razones materiales<text:line-break/>para vivir dentro de él, ese espacio que queda libre es donde la naturaleza<text:line-break/>espacial de la arquitectura coincide con la de la estatua y la pintura. Hoy<text:line-break/>cuando se dice que la pintura pasa del caballete al muro, no debemos entender<text:line-break/>que el pintor va a trasladar su pintura, más o menos lógicamente conformada,<text:line-break/>del caballete a la pared, sino que el arquitecto para definir esa pared ha de<text:line-break/>pensar plásticamente – integración del arquitecto y pintor – con el objeto de<text:line-break/>solucionarla por el color como una superficie plana ocupada o desocupada. (el<text:line-break/>blanco desocupa, atrasa el plano. El negro la ocupa, lo que equivale a adelantar<text:line-break/>el plano. El gris la deja neutra. Por esto he afirmado que el gris es el color<text:line-break/>fundamental del muro) el punto de coincidencia de plano y color. En cuando al<text:line-break/>espacio interior de la arquitectura que el calculo del arquitecto – integración de<text:line-break/>arquitecto y escultor – considera por razones espirituales que debe reducir o<text:line-break/>ampliar, esta es la región espacial del escultor. Cuando estas condiciones<text:line-break/>espirituales del espacio arquitectónico han sido resueltas, debemos considerar<text:line-break/>que hay integración de arquitectura con escultura y pintura o en términos más<text:line-break/>claros, que la arquitectura en principio no necesita de creación o agregados<text:line-break/></text:span><text:soft-page-break/><text:span text:style-name="T8">concretamente de escultura o de pintura. Pero al mismo tiempo que esta<text:line-break/>cálculo estético solución estética en la arquitectura, hace innecesaria la pintura<text:line-break/>o escultura, tampoco la rechazan si el habitante por su necesidad espiritual, la<text:line-break/>necesita.<text:line-break/></text:span></text:p>
      <text:p text:style-name="P8"><text:span text:style-name="T17">Hoja 3/</text:span><text:span text:style-name="T8"><text:line-break/>3<text:line-break/>Pero la base y la primera ley espacial para la colocación de la pintura o<text:line-break/>escultura procede del espacio arquitectónico y es como si el arquitecto y<text:line-break/>artistas se mantuvieran en estrecha integración.</text:span></text:p>
      <text:p text:style-name="P8"><text:span text:style-name="T8"/></text:p>
      <text:p text:style-name="P8"><text:span text:style-name="T8"/></text:p>
      <text:p text:style-name="P8"><text:span text:style-name="T8"/></text:p>
      <text:p text:style-name="P8"><text:span text:style-name="T8"/></text:p>
      <text:p text:style-name="P6"><text:span text:style-name="T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ans-serif" svg:font-family="sans-serif"/>
    <style:font-face style:name="serif" svg:font-family="serif"/>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1-17T22:55:23.473415142</meta:creation-date>
    <dc:date>2022-11-22T00:29:29.314103846</dc:date>
    <meta:editing-duration>PT4H25M46S</meta:editing-duration>
    <meta:editing-cycles>4</meta:editing-cycles>
    <meta:generator>LibreOffice/7.0.4.2$MacOSX_X86_64 LibreOffice_project/dcf040e67528d9187c66b2379df5ea4407429775</meta:generator>
    <meta:document-statistic meta:table-count="0" meta:image-count="0" meta:object-count="0" meta:page-count="7" meta:paragraph-count="161" meta:word-count="3157" meta:character-count="19017" meta:non-whitespace-character-count="15845"/>
  </office:meta>
</office:document-meta>
</file>